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9C0000015CB5B8A19F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Helvetica" svg:font-family="Helvetica" style:font-adornments="Negrita" style:font-family-generic="swiss"/>
    <style:font-face style:name="Helvetica1" svg:font-family="Helvetica" style:font-adornments="Negrita cursiva" style:font-family-generic="swiss"/>
    <style:font-face style:name="Tahoma1" svg:font-family="Tahoma" style:font-family-generic="swiss"/>
    <style:font-face style:name="helvetica" svg:font-family="helvetica" style:font-adornments="Negrita" style:font-family-generic="swiss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4.083cm" style:rel-column-width="17844*"/>
    </style:style>
    <style:style style:name="Tabla1.B" style:family="table-column">
      <style:table-column-properties style:column-width="10.915cm" style:rel-column-width="4769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5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4.046cm" style:rel-column-width="17684*"/>
    </style:style>
    <style:style style:name="Tabla2.B" style:family="table-column">
      <style:table-column-properties style:column-width="6.301cm" style:rel-column-width="27529*"/>
    </style:style>
    <style:style style:name="Tabla2.C" style:family="table-column">
      <style:table-column-properties style:column-width="4.651cm" style:rel-column-width="203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3.969cm" style:rel-column-width="17340*"/>
    </style:style>
    <style:style style:name="Tabla3.B" style:family="table-column">
      <style:table-column-properties style:column-width="11.03cm" style:rel-column-width="4819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 style:master-page-name="">
      <style:table-properties style:width="14.998cm" style:page-number="0" table:align="margins" style:writing-mode="lr-tb"/>
    </style:style>
    <style:style style:name="Tabla4.A" style:family="table-column">
      <style:table-column-properties style:column-width="4.623cm" style:rel-column-width="20197*"/>
    </style:style>
    <style:style style:name="Tabla4.B" style:family="table-column">
      <style:table-column-properties style:column-width="10.375cm" style:rel-column-width="4533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4.258cm" style:rel-column-width="18609*"/>
    </style:style>
    <style:style style:name="Tabla5.B" style:family="table-column">
      <style:table-column-properties style:column-width="1.933cm" style:rel-column-width="8449*"/>
    </style:style>
    <style:style style:name="Tabla5.C" style:family="table-column">
      <style:table-column-properties style:column-width="2.651cm" style:rel-column-width="11586*"/>
    </style:style>
    <style:style style:name="Tabla5.D" style:family="table-column">
      <style:table-column-properties style:column-width="6.154cm" style:rel-column-width="26891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B6" style:family="table-cell" style:data-style-name="N104">
      <style:table-cell-properties fo:padding="0.097cm" fo:border="0.002cm solid #000000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4.482cm" style:rel-column-width="19585*"/>
    </style:style>
    <style:style style:name="Tabla7.B" style:family="table-column">
      <style:table-column-properties style:column-width="6.98cm" style:rel-column-width="30499*"/>
    </style:style>
    <style:style style:name="Tabla7.C" style:family="table-column">
      <style:table-column-properties style:column-width="3.537cm" style:rel-column-width="15451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C3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aecf00" style:font-name="FreeSans1" fo:font-size="11pt" fo:language="es" fo:country="ES" fo:font-weight="bold" style:font-name-asian="Times New Roman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 style:text-autospace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 style:text-autospace="none"/>
      <style:text-properties fo:color="#000000" style:font-name="FreeSans1" fo:font-size="12pt" style:font-name-asian="Tahoma1" style:font-size-asian="12pt" style:font-name-complex="Tahoma1" style:font-size-complex="12pt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style:font-name="FreeSans1" fo:background-color="transparen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background-color="transparent" style:font-size-asian="10pt" style:font-size-complex="10pt"/>
    </style:style>
    <style:style style:name="P1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use-window-font-color="true" fo:background-color="transparent"/>
    </style:style>
    <style:style style:name="P17" style:family="paragraph" style:parent-style-name="Text_20_body">
      <style:paragraph-properties fo:text-align="start" style:justify-single-word="false" style:text-autospace="none"/>
      <style:text-properties fo:color="#000000" style:font-name="FreeSans1" fo:font-size="12pt" style:font-name-asian="Tahoma1" style:font-size-asian="12pt" style:font-name-complex="Tahoma1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P19" style:family="paragraph" style:parent-style-name="Standard" style:list-style-name="L4"/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/>
    </style:style>
    <style:style style:name="P22" style:family="paragraph" style:parent-style-name="Table_20_Contents" style:list-style-name="L3">
      <style:paragraph-properties fo:text-align="start" style:justify-single-word="false"/>
    </style:style>
    <style:style style:name="P23" style:family="paragraph" style:parent-style-name="Table_20_Contents" style:list-style-name="L5">
      <style:paragraph-properties fo:text-align="start" style:justify-single-word="false"/>
    </style:style>
    <style:style style:name="P24" style:family="paragraph" style:parent-style-name="Table_20_Contents" style:list-style-name="L6">
      <style:paragraph-properties fo:text-align="start" style:justify-single-word="false"/>
    </style:style>
    <style:style style:name="P25" style:family="paragraph" style:parent-style-name="Table_20_Contents" style:list-style-name="L2">
      <style:paragraph-properties fo:margin-left="-0.122cm" fo:margin-right="-0.021cm" fo:text-align="start" style:justify-single-word="false" fo:text-indent="0.101cm" style:auto-text-indent="false">
        <style:tab-stops>
          <style:tab-stop style:position="0.20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FreeSans1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style:use-window-font-color="true"/>
    </style:style>
    <style:style style:name="T6" style:family="text">
      <style:text-properties fo:color="#000000" style:font-name="FreeSans1" fo:font-size="12pt" style:font-name-asian="Tahoma1" style:font-size-asian="12pt" style:font-name-complex="Tahoma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ANEXO I </text:span><text:span text:style-name="T2">FORMULARIO DE SOLICITUD DE PATROCINIO – 2010</text:span></text:p>
      <text:p text:style-name="P2">RESUMEN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Nombre del Evento</text:p>
          </table:table-cell>
          <table:table-cell table:style-name="Tabla1.B1" office:value-type="string">
            <text:p text:style-name="P7">Akademy-es 2010</text:p>
          </table:table-cell>
        </table:table-row>
        <table:table-row>
          <table:table-cell table:style-name="Tabla1.A2" office:value-type="string">
            <text:p text:style-name="P4">Fecha y Lugar</text:p>
          </table:table-cell>
          <table:table-cell table:style-name="Tabla1.B2" office:value-type="string">
            <text:p text:style-name="Table_20_Contents">Bilbao, 7, 8 y 9 de Mayo de 2010</text:p>
          </table:table-cell>
        </table:table-row>
        <table:table-row>
          <table:table-cell table:style-name="Tabla1.A2" office:value-type="string">
            <text:p text:style-name="P4">Organizador/es</text:p>
          </table:table-cell>
          <table:table-cell table:style-name="Tabla1.B2" office:value-type="string">
            <text:p text:style-name="Table_20_Contents">KDE-España y el Grupo Itsas</text:p>
          </table:table-cell>
        </table:table-row>
        <table:table-row>
          <table:table-cell table:style-name="Tabla1.A2" office:value-type="string">
            <text:p text:style-name="P4">Resumen del Evento</text:p>
            <text:p text:style-name="P5">(Objetivo, duración, asistentes, ediciones anteriores, etc...)</text:p>
          </table:table-cell>
          <table:table-cell table:style-name="Tabla1.B2" office:value-type="string">
            <text:p text:style-name="P7">Evento para usuarios y desarrolladores de KDE. Pretende difundir KDE, conseguir nuevos colaboradores al proyecto, y servir como punto de reunión para desarrolladores de todo el país, que podrán intercambiar código y conocimiento.</text:p>
            <text:p text:style-name="P7">Se celebra desde <text:span text:style-name="T4">2006.</text:span> La edición anterior se celebró en Canarias dentro del marco de Gran Canaria Desktop Summit.</text:p>
          </table:table-cell>
        </table:table-row>
        <table:table-row>
          <table:table-cell table:style-name="Tabla1.A5" office:value-type="string">
            <text:p text:style-name="P4">Concepto y/o Cantidad Solicitada</text:p>
          </table:table-cell>
          <table:table-cell table:style-name="Tabla1.B5" office:value-type="currency" office:currency="EUR" office:value="2000">
            <text:p text:style-name="P12">2.000,00 €</text:p>
          </table:table-cell>
        </table:table-row>
      </table:table>
      <text:p text:style-name="Standard"/>
      <text:p text:style-name="P2">INFORMACIÓN GENERAL DE CONTACT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>Nombre del Contacto</text:p>
          </table:table-cell>
          <table:table-cell table:style-name="Tabla2.A1" office:value-type="string">
            <text:p text:style-name="P14">Digna María González Otero</text:p>
          </table:table-cell>
          <table:table-cell table:style-name="Tabla2.C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6">Teléfono/s</text:p>
          </table:table-cell>
          <table:table-cell table:style-name="Tabla2.B2" office:value-type="float" office:value="635711802">
            <text:p text:style-name="P16">635711802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4">Mail y Web</text:p>
          </table:table-cell>
          <table:table-cell table:style-name="Tabla2.A2" office:value-type="string">
            <text:p text:style-name="P16">digna.gonzalezotero@gmail.com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DATOS ENTIDAD SOLICITANTE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Denominación Social</text:p>
          </table:table-cell>
          <table:table-cell table:style-name="Tabla3.B1" office:value-type="string">
            <text:p text:style-name="P7">Asociación KDE España </text:p>
          </table:table-cell>
        </table:table-row>
        <table:table-row>
          <table:table-cell table:style-name="Tabla3.A2" office:value-type="string">
            <text:p text:style-name="P4">CIF</text:p>
          </table:table-cell>
          <table:table-cell table:style-name="Tabla3.B2" office:value-type="string">
            <text:p text:style-name="P7">G65180986</text:p>
          </table:table-cell>
        </table:table-row>
        <table:table-row>
          <table:table-cell table:style-name="Tabla3.A2" office:value-type="string">
            <text:p text:style-name="P4">Domicilio</text:p>
          </table:table-cell>
          <table:table-cell table:style-name="Tabla3.B2" office:value-type="string">
            <text:p text:style-name="P7">KDE-España <text:line-break/>Càtedra de Programari Lliure de la UPC <text:line-break/>Escola Politècnica Superior d'Enginyeria de Manresa <text:line-break/>Av. Bases de Manresa nº 61-73 <text:line-break/>08242 Manresa </text:p>
          </table:table-cell>
        </table:table-row>
        <text:soft-page-break/>
        <table:table-row>
          <table:table-cell table:style-name="Tabla3.A2" office:value-type="string">
            <text:p text:style-name="P4">Nombre y Apellidos del Representante Legal</text:p>
          </table:table-cell>
          <table:table-cell table:style-name="Tabla3.B2" office:value-type="string">
            <text:p text:style-name="P7">Albert Astals Cid</text:p>
          </table:table-cell>
        </table:table-row>
        <table:table-row>
          <table:table-cell table:style-name="Tabla3.A2" office:value-type="string">
            <text:p text:style-name="P4">D.N.I.</text:p>
          </table:table-cell>
          <table:table-cell table:style-name="Tabla3.B2" office:value-type="string">
            <text:p text:style-name="P7">46732201L</text:p>
          </table:table-cell>
        </table:table-row>
        <table:table-row>
          <table:table-cell table:style-name="Tabla3.A2" office:value-type="string">
            <text:p text:style-name="P5">Cargo del Representante</text:p>
          </table:table-cell>
          <table:table-cell table:style-name="Tabla3.B2" office:value-type="string">
            <text:p text:style-name="Table_20_Contents">Presidente.</text:p>
          </table:table-cell>
        </table:table-row>
      </table:table>
      <text:p text:style-name="Standard"/>
      <text:p text:style-name="P2">INFORMACIÓN RELATIVA AL SOLICITANTE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Descripción detallada de la Entidad Solicitante </text:p>
            <text:p text:style-name="P4">(Forma Jurídica, miembros, </text:p>
            <text:p text:style-name="P4">objeto social, ámbito de actividad, destinatarios...)</text:p>
            <text:p text:style-name="P4"/>
            <text:p text:style-name="P4"/>
          </table:table-cell>
          <table:table-cell table:style-name="Tabla4.B1" office:value-type="string">
            <text:p text:style-name="P10">Forma jurídica: Asociación sin ánimo de lucro.</text:p>
            <text:p text:style-name="P8"><text:span text:style-name="T6">Miembros: KDE España cuenta a fecha de 26 de febrero de 2010 con 21 miembros (ver listado completo en la </text:span><text:a xlink:type="simple" xlink:href="http://es.kde.org/quienes.php">web</text:a><text:span text:style-name="T6">).</text:span></text:p>
            <text:p text:style-name="P10">Objeto social:</text:p>
            <text:p text:style-name="P17">Promover la utilización de software libre en general y del entorno de escritorio KDE en particular. </text:p>
            <text:list xml:id="list776824548" text:style-name="L1">
              <text:list-item>
                <text:p text:style-name="P21">Desarrollar y mejorar KDE como entorno de escritorio y entorno de desarrollo basado en software libre. Ya sea con aportaciones de código, aportaciones artísticas, traducciones, documentación, etc. </text:p>
              </text:list-item>
              <text:list-item>
                <text:p text:style-name="P21">Impulsar el crecimiento de la comunidad de desarrolladores y colaboradores de KDE en España, mediante actividades de generación de conocimiento. </text:p>
              </text:list-item>
              <text:list-item>
                <text:p text:style-name="P21">Colaborar y animar a otros a colaborar en KDE, dar a conocer las características de KDE, y cualquier aspecto relacionado con el proyecto. </text:p>
              </text:list-item>
              <text:list-item>
                <text:p text:style-name="P21">Facilitar la comunicación entre usuarios y <text:soft-page-break/>desarrolladores de KDE. </text:p>
              </text:list-item>
              <text:list-item>
                <text:p text:style-name="P21">Promover y colaborar en actividades formativas de software libre en general y del entorno de escritorio KDE en particular. </text:p>
              </text:list-item>
              <text:list-item>
                <text:p text:style-name="P21">Promover la traducción y adaptación de KDE a las distintas lenguas del estado español. </text:p>
              </text:list-item>
              <text:list-item>
                <text:p text:style-name="P21">Promover y apoyar la realización de actividades o encuentros de colaboradores y usuarios de KDE. </text:p>
              </text:list-item>
              <text:list-item>
                <text:p text:style-name="P21">Colaborar e intercambiar conocimientos con proyectos similares a nivel nacional e internacional. </text:p>
              </text:list-item>
              <text:list-item>
                <text:p text:style-name="P21">Difundir el conocimiento y facilitar el aprendizaje de las tecnologías del entorno de escritorio KDE a los interesados en participar en la comunidad. </text:p>
              </text:list-item>
              <text:list-item>
                <text:p text:style-name="P20">Dinamizar el contacto entre las empresas, instituciones oficiales y la comunidad de usuarios y colaboradores en cuestiones relacionadas con KDE. </text:p>
              </text:list-item>
            </text:list>
            <text:p text:style-name="P10">Ámbito de actividad: </text:p>
            <text:p text:style-name="P10">Tanto territorio nacional como internacional.</text:p>
            <text:p text:style-name="P10">Destinatarios: </text:p>
            <text:p text:style-name="P10">Comunidad de KDE</text:p>
          </table:table-cell>
        </table:table-row>
        <table:table-row>
          <table:table-cell table:style-name="Tabla4.A2" office:value-type="string">
            <text:p text:style-name="P4">Resumen de la Actividad de la Entidad Solicitante</text:p>
          </table:table-cell>
          <table:table-cell table:style-name="Tabla4.B2" office:value-type="string">
            <text:list xml:id="list1264236843" text:style-name="L2">
              <text:list-header>
                <text:p text:style-name="P25">Desarrollar y mejorar KDE, impulsar el desarrollo de la comunidad, facilitar el contacto entre desarrolladores y usuarios de KDE, proporcionar formación en software libre en general y KDE en particular, promover la traducción de KDE a las lenguas del Estado, y otras actividades relacionadas con software libre y el <text:soft-page-break/>entorno KDE (ver descripción en el punto anterior).</text:p>
              </text:list-header>
            </text:list>
          </table:table-cell>
        </table:table-row>
      </table:table>
      <text:p text:style-name="Standard"/>
      <text:p text:style-name="Standard"/>
      <text:p text:style-name="P2">INFORMACIÓN RELATIVA AL PROYECTO O EVENTO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">Fecha y Lugar del Evento</text:p>
          </table:table-cell>
          <table:table-cell table:style-name="Tabla5.B1" table:number-columns-spanned="3" office:value-type="string">
            <text:p text:style-name="P7">Bilbao, 7, 8 y 9 de Mayo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4">Objetivos</text:p>
            <text:p text:style-name="P5">(Descripción detallada del proyecto o evento objeto </text:p>
            <text:p text:style-name="P5">del patrocinio, concretando actuaciones y coste de las mismas, si se trata de un evento detallar el número de stands, metros cuadrados totales utilizados, etc...)*</text:p>
          </table:table-cell>
          <table:table-cell table:style-name="Tabla5.B2" table:number-columns-spanned="3" office:value-type="string">
            <text:p text:style-name="P7">Evento Akademy-es 2010</text:p>
            <text:p text:style-name="P7">Reunión de desarrolladores y usuarios de software libre, que mediante la realización de charlas, talleres y otras actividades (cenas, salidas, etc.) pretende cumplir los siguientes objetivos:</text:p>
            <text:list xml:id="list1348911022" text:style-name="L3">
              <text:list-item>
                <text:p text:style-name="P22">Poner en contacto a desarrolladores de KDE de toda España, para que puedan hablar de los proyectos en que están trabajando, compartir código, experiencias y conocimiento.</text:p>
              </text:list-item>
              <text:list-item>
                <text:p text:style-name="P22">Informar a profesores y estudiantes universitarios de las capacidades y ventajas de KDE, para promover el desarrollo de Proyectos Fin de Carrera relacionados con este entorno e impulsar el crecimiento de la comunidad.</text:p>
              </text:list-item>
              <text:list-item>
                <text:p text:style-name="P22">Dar a conocer el proyecto KDE como entorno de escritorio y de desarrollo a personas sin perfil técnico.</text:p>
              </text:list-item>
            </text:list>
            <text:p text:style-name="P7">El evento se celebrará en las instalaciones de la Escuela Técnica Superior de Ingeniería de Bilbao. </text:p>
            <text:p text:style-name="P7"/>
            <text:p text:style-name="P12">Presupuesto:</text:p>
            <text:p text:style-name="P12">Materiales charlas: 5x70€= 350€</text:p>
            <text:p text:style-name="P12">Viajes ponentes: 12x100€=1200€</text:p>
            <text:p text:style-name="P12">Albergue ponentes: 6x72€=432€</text:p>
            <text:p text:style-name="P12"><text:soft-page-break/>Regalos a los asistenes: 600€</text:p>
            <text:p text:style-name="P12">Modems USB: 10x59,90=599€</text:p>
            <text:p text:style-name="P12">Lunch: 2x200€=400€</text:p>
            <text:p text:style-name="P12">Cena sábado:70x30=2100€</text:p>
            <text:p text:style-name="P12">Merchandising: 700€</text:p>
            <text:p text:style-name="P12">Aportación a la gente de fuera: 1000€</text:p>
            <text:p text:style-name="P12">Imprevistos:200€</text:p>
            <text:p text:style-name="P12">Total: </text:p>
            <text:p text:style-name="P12">7581€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4">Duración del Evento </text:p>
          </table:table-cell>
          <table:table-cell table:style-name="Tabla5.A1" office:value-type="string">
            <text:p text:style-name="P9">3 días</text:p>
          </table:table-cell>
          <table:table-cell table:style-name="Tabla5.A1" office:value-type="string">
            <text:p text:style-name="P5">Número de Ediciones Realizadas</text:p>
          </table:table-cell>
          <table:table-cell table:style-name="Tabla5.B1" office:value-type="string">
            <text:p text:style-name="P11">4 a nivel nacional , 9 a nivel internacional.</text:p>
          </table:table-cell>
        </table:table-row>
        <table:table-row>
          <table:table-cell table:style-name="Tabla5.A2" office:value-type="string">
            <text:p text:style-name="P5">Número de Asistentes estimados</text:p>
          </table:table-cell>
          <table:table-cell table:style-name="Tabla5.B4" office:value-type="float" office:value="70">
            <text:p text:style-name="Table_20_Contents">70</text:p>
          </table:table-cell>
          <table:table-cell table:style-name="Tabla5.A2" office:value-type="string">
            <text:p text:style-name="P4">Tipo de Público Objetivo</text:p>
          </table:table-cell>
          <table:table-cell table:style-name="Tabla5.B2" office:value-type="string">
            <text:p text:style-name="P7">Desarrolladores y usuarios de KDE, profesores y alumnos de carreras técnicas y otras personas interesadas en el software libre.</text:p>
            <text:p text:style-name="Table_20_Contents"/>
            <text:p text:style-name="Table_20_Contents"/>
          </table:table-cell>
        </table:table-row>
        <table:table-row>
          <table:table-cell table:style-name="Tabla5.A2" office:value-type="string">
            <text:p text:style-name="P5">Número de impactos previstos en Medios de Comunicación</text:p>
          </table:table-cell>
          <table:table-cell table:style-name="Tabla5.B2" table:number-columns-spanned="3" office:value-type="string">
            <text:p text:style-name="P12">Artículos en periódicos locales, accesos a la página web del evento, blogs y otras web relacionadas con el software libre tanto nacionales como internacionales, programas de radio locales, revista “Campusa” de la Universidad del País Vasc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4">Coste Total del Evento</text:p>
          </table:table-cell>
          <table:table-cell table:style-name="Tabla5.B6" table:number-columns-spanned="3" office:value-type="currency" office:currency="EUR" office:value="7581">
            <text:p text:style-name="P13">7.581,00 €</text:p>
          </table:table-cell>
          <table:covered-table-cell/>
          <table:covered-table-cell/>
        </table:table-row>
      </table:table>
      <text:list xml:id="list1048460390" text:style-name="L4">
        <text:list-item>
          <text:p text:style-name="P19">Es conveniente adjuntar memoria del proyecto o evento</text:p>
        </text:list-item>
      </text:list>
      <text:p text:style-name="P2">INFORMACIÓN RELATIVA AL PATROCINIO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7">Descripción detallada de las acciones de comunicación, difusión y <text:soft-page-break/>marketing en que aparecerá la imagen de CENATIC (incluyendo qué elementos van a diseñarse, qué eventos de comunicación van a realizarse, y cuál es la posición de CENATIC respecto de otros colaboradores)</text:p>
          </table:table-cell>
          <table:table-cell table:style-name="Tabla7.B1" table:number-columns-spanned="2" office:value-type="string">
            <text:p text:style-name="P7">En la web del evento aparecerá el logo en la página de patrocinadores, en la página principal del evento y en el material promocional.</text:p>
            <text:p text:style-name="P7"><text:soft-page-break/>Posibilidad de dar una charla en horario preferente si está relacionada con KDE, Qt o entornos de escritorio libres.</text:p>
            <text:p text:style-name="P7">Posibilidad de que un miembro de Cenatic participe en la inauguración del evento.</text:p>
          </table:table-cell>
          <table:covered-table-cell/>
        </table:table-row>
        <table:table-row>
          <table:table-cell table:style-name="Tabla7.A2" table:number-rows-spanned="4" office:value-type="string">
            <text:p text:style-name="P4">Relación de otras posibles entidades colaboradoras</text:p>
            <text:p text:style-name="P4"/>
          </table:table-cell>
          <table:table-cell table:style-name="Tabla7.A2" office:value-type="string">
            <text:p text:style-name="P5">Nombre</text:p>
          </table:table-cell>
          <table:table-cell table:style-name="Tabla7.C2" office:value-type="string">
            <text:p text:style-name="P5">Elemento Patrocinado o Cantidad Aportada</text:p>
          </table:table-cell>
        </table:table-row>
        <table:table-row>
          <table:covered-table-cell/>
          <table:table-cell table:style-name="Tabla7.A2" office:value-type="string">
            <text:p text:style-name="P11">Departamento cultura Gobierno Vasco</text:p>
          </table:table-cell>
          <table:table-cell table:style-name="Tabla7.C3" office:value-type="currency" office:currency="EUR" office:value="500">
            <text:p text:style-name="P12">500,00 €</text:p>
          </table:table-cell>
        </table:table-row>
        <table:table-row>
          <table:covered-table-cell/>
          <table:table-cell table:style-name="Tabla7.A2" office:value-type="string">
            <text:p text:style-name="P11">Nokia</text:p>
          </table:table-cell>
          <table:table-cell table:style-name="Tabla7.C3" office:value-type="currency" office:currency="EUR" office:value="2000">
            <text:p text:style-name="P11">2.000,00 €</text:p>
          </table:table-cell>
        </table:table-row>
        <table:table-row>
          <table:covered-table-cell/>
          <table:table-cell table:style-name="Tabla7.A2" office:value-type="string">
            <text:p text:style-name="P7">Empresas ESLE</text:p>
          </table:table-cell>
          <table:table-cell table:style-name="Tabla7.C3" office:value-type="currency" office:currency="EUR" office:value="500">
            <text:p text:style-name="Table_20_Contents">500,00 €</text:p>
          </table:table-cell>
        </table:table-row>
        <table:table-row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7">FreeWear</text:p>
          </table:table-cell>
          <table:table-cell table:style-name="Tabla7.C3" office:value-type="currency" office:currency="EUR" office:value="1000">
            <text:p text:style-name="Table_20_Contents">1.000,00 €</text:p>
          </table:table-cell>
        </table:table-row>
        <table:table-row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7">Euskaltel</text:p>
          </table:table-cell>
          <table:table-cell table:style-name="Tabla7.C3" office:value-type="currency" office:currency="EUR" office:value="1000">
            <text:p text:style-name="Table_20_Contents">1.000,00 €</text:p>
          </table:table-cell>
        </table:table-row>
        <table:table-row>
          <table:table-cell table:style-name="Tabla7.A2" office:value-type="string">
            <text:p text:style-name="P15">Relación de <text:span text:style-name="T5">otras accione</text:span>s realizadas por la entidad organizadora para el desarrollo del Software de Fuentes Abiertas (SFA)</text:p>
            <text:p text:style-name="P6"/>
          </table:table-cell>
          <table:table-cell table:style-name="Tabla7.C2" table:number-columns-spanned="2" office:value-type="string">
            <text:p text:style-name="P7">KDE España:</text:p>
            <text:list xml:id="list303699993" text:style-name="L5">
              <text:list-item>
                <text:p text:style-name="P23">Evento Akademy-es en años anteriores.</text:p>
              </text:list-item>
              <text:list-item>
                <text:p text:style-name="P23">Desarrollo de software.</text:p>
              </text:list-item>
              <text:list-item>
                <text:p text:style-name="P23">Traducciones de KDE.</text:p>
              </text:list-item>
              <text:list-item>
                <text:p text:style-name="P23">Formación.</text:p>
              </text:list-item>
            </text:list>
            <text:p text:style-name="P7">Itsas:</text:p>
            <text:list xml:id="list1434156716" text:style-name="L6">
              <text:list-item>
                <text:p text:style-name="P24">Promoción del software libre en la Universidad del País Vasco.</text:p>
              </text:list-item>
              <text:list-item>
                <text:p text:style-name="P24">Apoyo a la utilización de estándares libres en la Universidad.</text:p>
              </text:list-item>
              <text:list-item>
                <text:p text:style-name="P24"><text:soft-page-break/>Cursos de formación.</text:p>
              </text:list-item>
              <text:list-item>
                <text:p text:style-name="P24">Install-partys.</text:p>
              </text:list-item>
              <text:list-item>
                <text:p text:style-name="P24">Participación en eventos de software libre, como SLUN08 (Software Librea Unibertsitatean).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4">Razones por las que se considera que el evento o proyecto contribuye al fomento y desarrollo del SFA</text:p>
          </table:table-cell>
          <table:table-cell table:style-name="Tabla7.C2" table:number-columns-spanned="2" office:value-type="string">
            <text:p text:style-name="Table_20_Contents">Permite a los desarrolladores de KDE compartir conocimiento y experiencias que pueden permitirles mejorar sus proyectos.</text:p>
            <text:p text:style-name="Table_20_Contents">Da a conocer el entorno KDE y sus ventajas a profesores y estudiantes, y puede contribuir al desarrollo de proyectos fin de carrera relacionados con el software libre y a incrementar el número de colaboradores con la comunidad.</text:p>
            <text:p text:style-name="Table_20_Contents">Difunde los entornos de escritorio libres entre el gran público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Helvetica" svg:font-family="Helvetica" style:font-adornments="Negrita" style:font-family-generic="swiss"/>
    <style:font-face style:name="Helvetica1" svg:font-family="Helvetica" style:font-adornments="Negrita cursiva" style:font-family-generic="swiss"/>
    <style:font-face style:name="Tahoma1" svg:font-family="Tahoma" style:font-family-generic="swiss"/>
    <style:font-face style:name="helvetica" svg:font-family="helvetica" style:font-adornments="Negrita" style:font-family-generic="swiss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_20__28_var_29_" draw:display-name="Fine Dashed (var)" draw:style="rect" draw:dots1="1" draw:dots1-length="112%" draw:distance="112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horndale AMT" fo:font-size="12pt" fo:language="es" fo:country="ES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2" fo:widows="2" style:page-number="auto" style:writing-mode="lr-tb"/>
      <style:text-properties style:use-window-font-color="true" style:font-name="FreeSans" fo:font-size="11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423cm" fo:margin-bottom="0.106cm" fo:keep-with-next="always">
        <style:tab-stops/>
      </style:paragraph-properties>
      <style:text-properties style:font-name="Helvetica" fo:font-size="14pt" fo:language="es" fo:country="ES" fo:font-weight="bold" style:letter-kerning="true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0.423cm" fo:margin-bottom="0.106cm" style:page-number="auto" fo:keep-with-next="always" text:number-lines="false" text:line-number="0">
        <style:tab-stops/>
      </style:paragraph-properties>
      <style:text-properties style:font-name="Helvetica1" fo:font-size="14pt" fo:language="es" fo:country="ES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helvetica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style:font-size-asian="12pt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/>
      <style:text-properties fo:language="es" fo:country="ES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Verdana" fo:font-size="10pt" fo:language="es" fo:country="ES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estern" style:family="paragraph" style:parent-style-name="Standard">
      <style:paragraph-properties fo:margin-top="0.494cm" fo:margin-bottom="0.21cm" fo:hyphenation-ladder-count="no-limit"/>
      <style:text-properties style:font-name="Arial" fo:language="es" fo:country="ES" style:font-name-complex="Arial" fo:hyphenate="true" fo:hyphenation-remain-char-count="2" fo:hyphenation-push-char-count="2"/>
    </style:style>
    <style:style style:name="Body_20_Text_20_2" style:display-name="Body Text 2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style:font-name-asian="Cumberland AMT" style:font-name-complex="Cumberland AM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Fuente_20_de_20_párrafo_20_predeter." style:display-name="Fuente de párrafo predeter." style:family="text"/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34z0" style:family="text">
      <style:text-properties fo:font-style="normal" fo:font-weight="bold" style:font-style-asian="normal" style:font-weight-asian="bold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5z0" style:family="text">
      <style:text-properties style:font-name="Symbol"/>
    </style:style>
    <style:style style:name="WW8Num3z0" style:family="text">
      <style:text-properties style:font-name="Book Antiqua" style:font-name-asian="Times New Roman"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number text:level="1" text:style-name="Numbering_20_Symbols" style:num-prefix=" " style:num-suffix="." style:num-format="1">
        <style:list-level-properties text:min-label-width="0.4cm"/>
      </text:list-level-style-number>
      <text:list-level-style-number text:level="2" text:style-name="Numbering_20_Symbols" style:num-prefix=" " style:num-suffix="." style:num-format="1">
        <style:list-level-properties text:space-before="0.401cm" text:min-label-width="0.4cm"/>
      </text:list-level-style-number>
      <text:list-level-style-number text:level="3" text:style-name="Numbering_20_Symbols" style:num-prefix=" " style:num-suffix="." style:num-format="1">
        <style:list-level-properties text:space-before="0.799cm" text:min-label-width="0.4cm"/>
      </text:list-level-style-number>
      <text:list-level-style-number text:level="4" text:style-name="Numbering_20_Symbols" style:num-prefix=" " style:num-suffix="." style:num-format="1">
        <style:list-level-properties text:space-before="1.2cm" text:min-label-width="0.4cm"/>
      </text:list-level-style-number>
      <text:list-level-style-number text:level="5" text:style-name="Numbering_20_Symbols" style:num-prefix=" " style:num-suffix="." style:num-format="1">
        <style:list-level-properties text:space-before="1.6cm" text:min-label-width="0.4cm"/>
      </text:list-level-style-number>
      <text:list-level-style-number text:level="6" text:style-name="Numbering_20_Symbols" style:num-prefix=" " style:num-suffix="." style:num-format="1">
        <style:list-level-properties text:space-before="2.001cm" text:min-label-width="0.4cm"/>
      </text:list-level-style-number>
      <text:list-level-style-number text:level="7" text:style-name="Numbering_20_Symbols" style:num-prefix=" " style:num-suffix="." style:num-format="1">
        <style:list-level-properties text:space-before="2.399cm" text:min-label-width="0.4cm"/>
      </text:list-level-style-number>
      <text:list-level-style-number text:level="8" text:style-name="Numbering_20_Symbols" style:num-prefix=" " style:num-suffix="." style:num-format="1">
        <style:list-level-properties text:space-before="2.8cm" text:min-label-width="0.4cm"/>
      </text:list-level-style-number>
      <text:list-level-style-number text:level="9" text:style-name="Numbering_20_Symbols" style:num-prefix=" " style:num-suffix="." style:num-format="1">
        <style:list-level-properties text:space-before="3.2cm" text:min-label-width="0.4cm"/>
      </text:list-level-style-number>
      <text:list-level-style-number text:level="10" text:style-name="Numbering_20_Symbols" style:num-prefix=" " style:num-suffix="." style:num-format="1">
        <style:list-level-properties text:space-before="3.601cm" text:min-label-width="0.4cm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">
        <style:list-level-properties text:space-before="4.424cm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5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5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">
        <style:list-level-properties text:space-before="4.42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text:style-name="WW8Num34z0" style:num-suffix="." style:num-format="I">
        <style:list-level-properties text:min-label-width="1.566cm" text:min-label-distance="0.318cm" fo:text-align="end"/>
      </text:list-level-style-number>
      <text:list-level-style-number text:level="2" style:num-suffix="." style:num-format="a" style:num-letter-sync="true">
        <style:list-level-properties text:space-before="-0.339cm" text:min-label-width="0.635cm"/>
      </text:list-level-style-number>
      <text:list-level-style-number text:level="3" style:num-suffix="." style:num-format="i">
        <style:list-level-properties text:min-label-width="1.566cm" text:min-label-distance="0.318cm" fo:text-align="end"/>
      </text:list-level-style-number>
      <text:list-level-style-number text:level="4" style:num-suffix="." style:num-format="1">
        <style:list-level-properties text:space-before="2.201cm" text:min-label-width="0.635cm"/>
      </text:list-level-style-number>
      <text:list-level-style-number text:level="5" style:num-suffix="." style:num-format="a" style:num-letter-sync="true">
        <style:list-level-properties text:space-before="3.471cm" text:min-label-width="0.635cm"/>
      </text:list-level-style-number>
      <text:list-level-style-number text:level="6" style:num-suffix="." style:num-format="i">
        <style:list-level-properties text:min-label-width="5.376cm" text:min-label-distance="0.318cm" fo:text-align="end"/>
      </text:list-level-style-number>
      <text:list-level-style-number text:level="7" style:num-suffix="." style:num-format="1">
        <style:list-level-properties text:space-before="6.011cm" text:min-label-width="0.635cm"/>
      </text:list-level-style-number>
      <text:list-level-style-number text:level="8" style:num-suffix="." style:num-format="a" style:num-letter-sync="true">
        <style:list-level-properties text:space-before="7.281cm" text:min-label-width="0.635cm"/>
      </text:list-level-style-number>
      <text:list-level-style-number text:level="9" style:num-suffix="." style:num-format="i">
        <style:list-level-properties text:min-label-width="9.18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1.249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49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-0.021cm" text:min-label-width="0.635cm"/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space-before="1.249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519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space-before="8.8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I" text:start-value="5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="FreeSans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3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3" text:anchor-type="paragraph" svg:x="0cm" svg:y="-0.037cm" svg:width="3.6cm" svg:height="1.88cm" draw:z-index="6"><draw:image xlink:href="Pictures/100000000000029C0000015CB5B8A19F.jpg" xlink:type="simple" xlink:show="embed" xlink:actuate="onLoad"/></draw:frame></text:p>
      </style:header>
      <style:footer>
        <text:p text:style-name="MP1"><text:a xlink:type="simple" xlink:href="http://www.cenatic.es/"><text:span text:style-name="MT1">http://www.cenatic.es</text:span></text:a><text:span text:style-name="MT1">. <text:tab/>Página </text:span><text:span text:style-name="MT1"><text:page-number text:select-page="current">7</text:page-number></text:span><text:span text:style-name="MT1">/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Requisitos</dc:title>
    <meta:initial-creator>Alvaro</meta:initial-creator>
    <meta:creation-date>2007-01-18T17:22:00</meta:creation-date>
    <dc:date>2010-02-26T19:53:29</dc:date>
    <meta:printed-by>Silvia Alvarado</meta:printed-by>
    <meta:print-date>2009-02-06T10:10:36</meta:print-date>
    <dc:language>es-ES</dc:language>
    <meta:editing-cycles>107</meta:editing-cycles>
    <meta:editing-duration>PT64H13M44S</meta:editing-duration>
    <meta:document-statistic meta:table-count="6" meta:image-count="1" meta:object-count="0" meta:page-count="7" meta:paragraph-count="131" meta:word-count="1111" meta:character-count="7266"/>
    <meta:user-defined meta:name="Info 1"/>
    <meta:user-defined meta:name="Info 2"/>
    <meta:user-defined meta:name="Info 3"/>
    <meta:user-defined meta:name="Info 4"/>
  </office:meta>
</office:document-meta>
</file>